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8pt" style:text-underline-style="solid" style:text-underline-width="auto" style:text-underline-color="font-color" fo:font-weight="bold" officeooo:rsid="0008307f" officeooo:paragraph-rsid="0008307f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8307f" officeooo:paragraph-rsid="0008307f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ad040" officeooo:paragraph-rsid="000ad040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05d63" officeooo:paragraph-rsid="00105d63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20fb6c" officeooo:paragraph-rsid="0020fb6c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2c81bf" officeooo:paragraph-rsid="002c81bf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2e1802" officeooo:paragraph-rsid="002e1802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2f585e" officeooo:paragraph-rsid="002f585e" style:font-size-asian="15.75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3fe504" officeooo:paragraph-rsid="003fe504" style:font-size-asian="15.75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425766" officeooo:paragraph-rsid="00425766" style:font-size-asian="15.75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452080" officeooo:paragraph-rsid="00452080" style:font-size-asian="15.75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5a5386" officeooo:paragraph-rsid="005a5386" style:font-size-asian="15.75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5e7750" officeooo:paragraph-rsid="005e7750" style:font-size-asian="15.75pt" style:font-weight-asian="bold" style:font-size-complex="18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60a576" officeooo:paragraph-rsid="0060a576" style:font-size-asian="15.75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8pt" style:text-underline-style="none" fo:font-weight="bold" officeooo:rsid="0008307f" officeooo:paragraph-rsid="0008307f" style:font-size-asian="15.75pt" style:font-weight-asian="bold" style:font-size-complex="18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8pt" style:text-underline-style="none" fo:font-weight="bold" officeooo:rsid="000a0ae5" officeooo:paragraph-rsid="000a0ae5" style:font-size-asian="15.75pt" style:font-weight-asian="bold" style:font-size-complex="18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8pt" style:text-underline-style="none" fo:font-weight="bold" officeooo:rsid="000bdcfc" officeooo:paragraph-rsid="000d77cb" style:font-size-asian="15.75pt" style:font-weight-asian="bold" style:font-size-complex="18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8pt" style:text-underline-style="none" fo:font-weight="bold" officeooo:rsid="001afba0" officeooo:paragraph-rsid="001afba0" style:font-size-asian="15.75pt" style:font-weight-asian="bold" style:font-size-complex="18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8pt" style:text-underline-style="none" fo:font-weight="bold" officeooo:rsid="0020fb6c" officeooo:paragraph-rsid="0020fb6c" style:font-size-asian="15.75pt" style:font-weight-asian="bold" style:font-size-complex="18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8pt" style:text-underline-style="none" fo:font-weight="bold" officeooo:rsid="0023df41" officeooo:paragraph-rsid="0023df41" style:font-size-asian="15.75pt" style:font-weight-asian="bold" style:font-size-complex="18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8pt" style:text-underline-style="none" fo:font-weight="bold" officeooo:rsid="002e1802" officeooo:paragraph-rsid="002e1802" style:font-size-asian="15.75pt" style:font-weight-asian="bold" style:font-size-complex="18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8pt" style:text-underline-style="none" fo:font-weight="bold" officeooo:rsid="002f585e" officeooo:paragraph-rsid="002f585e" style:font-size-asian="15.75pt" style:font-weight-asian="bold" style:font-size-complex="18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8pt" style:text-underline-style="none" fo:font-weight="bold" officeooo:rsid="002f585e" officeooo:paragraph-rsid="005a5386" style:font-size-asian="15.75pt" style:font-weight-asian="bold" style:font-size-complex="18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8pt" style:text-underline-style="none" fo:font-weight="bold" officeooo:rsid="002c81bf" officeooo:paragraph-rsid="002c81bf" style:font-size-asian="15.75pt" style:font-weight-asian="bold" style:font-size-complex="18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8pt" style:text-underline-style="none" fo:font-weight="bold" officeooo:rsid="00302f2e" officeooo:paragraph-rsid="00302f2e" style:font-size-asian="15.75pt" style:font-weight-asian="bold" style:font-size-complex="18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8pt" style:text-underline-style="none" fo:font-weight="bold" officeooo:rsid="0040c109" officeooo:paragraph-rsid="0040c109" style:font-size-asian="15.75pt" style:font-weight-asian="bold" style:font-size-complex="18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8pt" style:text-underline-style="none" fo:font-weight="bold" officeooo:rsid="00452080" officeooo:paragraph-rsid="00452080" style:font-size-asian="15.75pt" style:font-weight-asian="bold" style:font-size-complex="18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8pt" style:text-underline-style="none" fo:font-weight="bold" officeooo:rsid="0046664b" officeooo:paragraph-rsid="0046664b" style:font-size-asian="15.75pt" style:font-weight-asian="bold" style:font-size-complex="18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8pt" style:text-underline-style="none" fo:font-weight="bold" officeooo:rsid="005aee1b" officeooo:paragraph-rsid="005aee1b" style:font-size-asian="15.75pt" style:font-weight-asian="bold" style:font-size-complex="18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8pt" style:text-underline-style="none" fo:font-weight="bold" officeooo:rsid="005fec3e" officeooo:paragraph-rsid="005fec3e" style:font-size-asian="15.75pt" style:font-weight-asian="bold" style:font-size-complex="18pt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ize="22pt" style:text-underline-style="solid" style:text-underline-width="auto" style:text-underline-color="font-color" fo:font-weight="bold" officeooo:rsid="0007d5b0" officeooo:paragraph-rsid="0007d5b0" style:font-size-asian="19.25pt" style:font-weight-asian="bold" style:font-size-complex="22pt" style:font-weight-complex="bold"/>
    </style:style>
    <style:style style:name="P32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18pt" style:text-underline-style="none" fo:font-weight="bold" officeooo:rsid="000a0ae5" officeooo:paragraph-rsid="000a0ae5" style:font-size-asian="15.75pt" style:font-weight-asian="bold" style:font-size-complex="18pt" style:font-weight-complex="bold"/>
    </style:style>
    <style:style style:name="P33" style:family="paragraph" style:parent-style-name="Standard">
      <style:paragraph-properties fo:text-align="start" style:justify-single-word="false"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fo:font-size="18pt" style:text-underline-style="none" fo:font-weight="bold" officeooo:rsid="00302f2e" officeooo:paragraph-rsid="00302f2e" style:font-size-asian="15.75pt" style:font-weight-asian="bold" style:font-size-complex="18pt" style:font-weight-complex="bold"/>
    </style:style>
    <style:style style:name="P34" style:family="paragraph" style:parent-style-name="Standard">
      <style:paragraph-properties fo:text-align="start" style:justify-single-word="false"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fo:font-size="18pt" style:text-underline-style="none" fo:font-weight="bold" officeooo:rsid="0040c109" officeooo:paragraph-rsid="0040c109" style:font-size-asian="15.75pt" style:font-weight-asian="bold" style:font-size-complex="18pt" style:font-weight-complex="bold"/>
    </style:style>
    <style:style style:name="P35" style:family="paragraph" style:parent-style-name="Standard">
      <style:paragraph-properties fo:text-align="start" style:justify-single-word="false"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fo:font-size="18pt" style:text-underline-style="none" fo:font-weight="bold" officeooo:rsid="00452080" officeooo:paragraph-rsid="00452080" style:font-size-asian="15.75pt" style:font-weight-asian="bold" style:font-size-complex="18pt" style:font-weight-complex="bold"/>
    </style:style>
    <style:style style:name="P36" style:family="paragraph" style:parent-style-name="Standard" style:list-style-name="L1">
      <style:paragraph-properties fo:text-align="justify" style:justify-single-word="false"/>
      <style:text-properties fo:font-size="18pt" style:text-underline-style="none" fo:font-weight="bold" officeooo:rsid="0008307f" officeooo:paragraph-rsid="0008307f" style:font-size-asian="15.75pt" style:font-weight-asian="bold" style:font-size-complex="18pt" style:font-weight-complex="bold"/>
    </style:style>
    <style:style style:name="P37" style:family="paragraph" style:parent-style-name="Standard" style:list-style-name="L1">
      <style:paragraph-properties fo:text-align="justify" style:justify-single-word="false"/>
      <style:text-properties fo:font-size="18pt" style:text-underline-style="none" fo:font-weight="bold" officeooo:rsid="00116765" officeooo:paragraph-rsid="00116765" style:font-size-asian="15.75pt" style:font-weight-asian="bold" style:font-size-complex="18pt" style:font-weight-complex="bold"/>
    </style:style>
    <style:style style:name="P38" style:family="paragraph" style:parent-style-name="Standard" style:list-style-name="L1">
      <style:paragraph-properties fo:text-align="justify" style:justify-single-word="false"/>
      <style:text-properties fo:font-size="18pt" style:text-underline-style="none" fo:font-weight="bold" officeooo:rsid="00159d2b" officeooo:paragraph-rsid="00159d2b" style:font-size-asian="15.75pt" style:font-weight-asian="bold" style:font-size-complex="18pt" style:font-weight-complex="bold"/>
    </style:style>
    <style:style style:name="P39" style:family="paragraph" style:parent-style-name="Standard" style:list-style-name="L2">
      <style:paragraph-properties fo:text-align="start" style:justify-single-word="false"/>
      <style:text-properties fo:font-size="18pt" style:text-underline-style="none" fo:font-weight="bold" officeooo:rsid="0009c267" officeooo:paragraph-rsid="0009c267" style:font-size-asian="15.75pt" style:font-weight-asian="bold" style:font-size-complex="18pt" style:font-weight-complex="bold"/>
    </style:style>
    <style:style style:name="P40" style:family="paragraph" style:parent-style-name="Standard" style:list-style-name="L3">
      <style:paragraph-properties fo:text-align="start" style:justify-single-word="false"/>
      <style:text-properties fo:font-size="18pt" style:text-underline-style="none" fo:font-weight="bold" officeooo:rsid="0009c267" officeooo:paragraph-rsid="0009c267" style:font-size-asian="15.75pt" style:font-weight-asian="bold" style:font-size-complex="18pt" style:font-weight-complex="bold"/>
    </style:style>
    <style:style style:name="P41" style:family="paragraph" style:parent-style-name="Standard" style:list-style-name="L3">
      <style:paragraph-properties fo:text-align="start" style:justify-single-word="false"/>
      <style:text-properties fo:font-size="18pt" style:text-underline-style="none" fo:font-weight="bold" officeooo:rsid="000a0ae5" officeooo:paragraph-rsid="000a0ae5" style:font-size-asian="15.75pt" style:font-weight-asian="bold" style:font-size-complex="18pt" style:font-weight-complex="bold"/>
    </style:style>
    <style:style style:name="P42" style:family="paragraph" style:parent-style-name="Standard" style:list-style-name="L3">
      <style:paragraph-properties fo:text-align="start" style:justify-single-word="false"/>
      <style:text-properties fo:font-size="18pt" style:text-underline-style="none" fo:font-weight="bold" officeooo:rsid="001795a9" officeooo:paragraph-rsid="001795a9" style:font-size-asian="15.75pt" style:font-weight-asian="bold" style:font-size-complex="18pt" style:font-weight-complex="bold"/>
    </style:style>
    <style:style style:name="P43" style:family="paragraph" style:parent-style-name="Standard" style:list-style-name="L4">
      <style:paragraph-properties fo:text-align="start" style:justify-single-word="false"/>
      <style:text-properties fo:font-size="18pt" style:text-underline-style="none" fo:font-weight="bold" officeooo:rsid="000ad040" officeooo:paragraph-rsid="000ad040" style:font-size-asian="15.75pt" style:font-weight-asian="bold" style:font-size-complex="18pt" style:font-weight-complex="bold"/>
    </style:style>
    <style:style style:name="P44" style:family="paragraph" style:parent-style-name="Standard" style:list-style-name="L4">
      <style:paragraph-properties fo:text-align="start" style:justify-single-word="false"/>
      <style:text-properties fo:font-size="18pt" style:text-underline-style="none" fo:font-weight="bold" officeooo:rsid="000bdcfc" officeooo:paragraph-rsid="000bdcfc" style:font-size-asian="15.75pt" style:font-weight-asian="bold" style:font-size-complex="18pt" style:font-weight-complex="bold"/>
    </style:style>
    <style:style style:name="P45" style:family="paragraph" style:parent-style-name="Standard" style:list-style-name="L4">
      <style:paragraph-properties fo:text-align="start" style:justify-single-word="false"/>
      <style:text-properties fo:font-size="18pt" style:text-underline-style="none" fo:font-weight="bold" officeooo:rsid="000bdcfc" officeooo:paragraph-rsid="000d77cb" style:font-size-asian="15.75pt" style:font-weight-asian="bold" style:font-size-complex="18pt" style:font-weight-complex="bold"/>
    </style:style>
    <style:style style:name="P46" style:family="paragraph" style:parent-style-name="Standard" style:list-style-name="L4">
      <style:paragraph-properties fo:text-align="start" style:justify-single-word="false"/>
      <style:text-properties fo:font-size="18pt" style:text-underline-style="none" fo:font-weight="bold" officeooo:rsid="000d77cb" officeooo:paragraph-rsid="000d77cb" style:font-size-asian="15.75pt" style:font-weight-asian="bold" style:font-size-complex="18pt" style:font-weight-complex="bold"/>
    </style:style>
    <style:style style:name="P47" style:family="paragraph" style:parent-style-name="Standard" style:list-style-name="L5">
      <style:paragraph-properties fo:text-align="start" style:justify-single-word="false"/>
      <style:text-properties fo:font-size="18pt" style:text-underline-style="none" fo:font-weight="bold" officeooo:rsid="001afba0" officeooo:paragraph-rsid="001afba0" style:font-size-asian="15.75pt" style:font-weight-asian="bold" style:font-size-complex="18pt" style:font-weight-complex="bold"/>
    </style:style>
    <style:style style:name="P48" style:family="paragraph" style:parent-style-name="Standard" style:list-style-name="L5">
      <style:paragraph-properties fo:text-align="start" style:justify-single-word="false"/>
      <style:text-properties fo:font-size="18pt" style:text-underline-style="none" fo:font-weight="bold" officeooo:rsid="001b819d" officeooo:paragraph-rsid="001b819d" style:font-size-asian="15.75pt" style:font-weight-asian="bold" style:font-size-complex="18pt" style:font-weight-complex="bold"/>
    </style:style>
    <style:style style:name="P49" style:family="paragraph" style:parent-style-name="Standard" style:list-style-name="L5">
      <style:paragraph-properties fo:text-align="start" style:justify-single-word="false"/>
      <style:text-properties fo:font-size="18pt" style:text-underline-style="none" fo:font-weight="bold" officeooo:rsid="001b9b4c" officeooo:paragraph-rsid="001b9b4c" style:font-size-asian="15.75pt" style:font-weight-asian="bold" style:font-size-complex="18pt" style:font-weight-complex="bold"/>
    </style:style>
    <style:style style:name="P50" style:family="paragraph" style:parent-style-name="Standard" style:list-style-name="L5">
      <style:paragraph-properties fo:text-align="start" style:justify-single-word="false"/>
      <style:text-properties fo:font-size="18pt" style:text-underline-style="none" fo:font-weight="bold" officeooo:rsid="0020fb6c" officeooo:paragraph-rsid="0020fb6c" style:font-size-asian="15.75pt" style:font-weight-asian="bold" style:font-size-complex="18pt" style:font-weight-complex="bold"/>
    </style:style>
    <style:style style:name="P51" style:family="paragraph" style:parent-style-name="Standard" style:list-style-name="L6">
      <style:paragraph-properties fo:text-align="start" style:justify-single-word="false"/>
      <style:text-properties fo:font-size="18pt" style:text-underline-style="none" fo:font-weight="bold" officeooo:rsid="0020fb6c" officeooo:paragraph-rsid="0020fb6c" style:font-size-asian="15.75pt" style:font-weight-asian="bold" style:font-size-complex="18pt" style:font-weight-complex="bold"/>
    </style:style>
    <style:style style:name="P52" style:family="paragraph" style:parent-style-name="Standard" style:list-style-name="L6">
      <style:paragraph-properties fo:text-align="start" style:justify-single-word="false"/>
      <style:text-properties fo:font-size="18pt" style:text-underline-style="none" fo:font-weight="bold" officeooo:rsid="003411b8" officeooo:paragraph-rsid="003411b8" style:font-size-asian="15.75pt" style:font-weight-asian="bold" style:font-size-complex="18pt" style:font-weight-complex="bold"/>
    </style:style>
    <style:style style:name="P53" style:family="paragraph" style:parent-style-name="Standard" style:list-style-name="L6">
      <style:paragraph-properties fo:text-align="start" style:justify-single-word="false"/>
      <style:text-properties fo:font-size="18pt" style:text-underline-style="none" fo:font-weight="bold" officeooo:rsid="00360c3e" officeooo:paragraph-rsid="00360c3e" style:font-size-asian="15.75pt" style:font-weight-asian="bold" style:font-size-complex="18pt" style:font-weight-complex="bold"/>
    </style:style>
    <style:style style:name="P54" style:family="paragraph" style:parent-style-name="Standard" style:list-style-name="L6">
      <style:paragraph-properties fo:text-align="start" style:justify-single-word="false"/>
      <style:text-properties fo:font-size="18pt" style:text-underline-style="none" fo:font-weight="bold" officeooo:rsid="00362eb7" officeooo:paragraph-rsid="00362eb7" style:font-size-asian="15.75pt" style:font-weight-asian="bold" style:font-size-complex="18pt" style:font-weight-complex="bold"/>
    </style:style>
    <style:style style:name="P55" style:family="paragraph" style:parent-style-name="Standard" style:list-style-name="L6">
      <style:paragraph-properties fo:text-align="start" style:justify-single-word="false"/>
      <style:text-properties fo:font-size="18pt" style:text-underline-style="none" fo:font-weight="bold" officeooo:rsid="0037fff5" officeooo:paragraph-rsid="0037fff5" style:font-size-asian="15.75pt" style:font-weight-asian="bold" style:font-size-complex="18pt" style:font-weight-complex="bold"/>
    </style:style>
    <style:style style:name="P56" style:family="paragraph" style:parent-style-name="Standard" style:list-style-name="L6">
      <style:paragraph-properties fo:text-align="start" style:justify-single-word="false"/>
      <style:text-properties fo:font-size="18pt" style:text-underline-style="none" fo:font-weight="bold" officeooo:rsid="0022e028" officeooo:paragraph-rsid="0022e028" style:font-size-asian="15.75pt" style:font-weight-asian="bold" style:font-size-complex="18pt" style:font-weight-complex="bold"/>
    </style:style>
    <style:style style:name="P57" style:family="paragraph" style:parent-style-name="Standard" style:list-style-name="L6">
      <style:paragraph-properties fo:text-align="start" style:justify-single-word="false"/>
      <style:text-properties fo:font-size="18pt" style:text-underline-style="none" fo:font-weight="bold" officeooo:rsid="0023df41" officeooo:paragraph-rsid="0023df41" style:font-size-asian="15.75pt" style:font-weight-asian="bold" style:font-size-complex="18pt" style:font-weight-complex="bold"/>
    </style:style>
    <style:style style:name="P58" style:family="paragraph" style:parent-style-name="Standard" style:list-style-name="L6">
      <style:paragraph-properties fo:text-align="start" style:justify-single-word="false"/>
      <style:text-properties fo:font-size="18pt" style:text-underline-style="none" fo:font-weight="bold" officeooo:rsid="003e8024" officeooo:paragraph-rsid="003e8024" style:font-size-asian="15.75pt" style:font-weight-asian="bold" style:font-size-complex="18pt" style:font-weight-complex="bold"/>
    </style:style>
    <style:style style:name="P59" style:family="paragraph" style:parent-style-name="Standard" style:list-style-name="L7">
      <style:paragraph-properties fo:text-align="start" style:justify-single-word="false"/>
      <style:text-properties fo:font-size="18pt" style:text-underline-style="none" fo:font-weight="bold" officeooo:rsid="002c81bf" officeooo:paragraph-rsid="002c81bf" style:font-size-asian="15.75pt" style:font-weight-asian="bold" style:font-size-complex="18pt" style:font-weight-complex="bold"/>
    </style:style>
    <style:style style:name="P60" style:family="paragraph" style:parent-style-name="Standard" style:list-style-name="L7">
      <style:paragraph-properties fo:text-align="start" style:justify-single-word="false"/>
      <style:text-properties fo:font-size="18pt" style:text-underline-style="none" fo:font-weight="bold" officeooo:rsid="002e1802" officeooo:paragraph-rsid="002e1802" style:font-size-asian="15.75pt" style:font-weight-asian="bold" style:font-size-complex="18pt" style:font-weight-complex="bold"/>
    </style:style>
    <style:style style:name="P61" style:family="paragraph" style:parent-style-name="Standard" style:list-style-name="L8">
      <style:paragraph-properties fo:text-align="start" style:justify-single-word="false"/>
      <style:text-properties fo:font-size="18pt" style:text-underline-style="none" fo:font-weight="bold" officeooo:rsid="002e1802" officeooo:paragraph-rsid="002e1802" style:font-size-asian="15.75pt" style:font-weight-asian="bold" style:font-size-complex="18pt" style:font-weight-complex="bold"/>
    </style:style>
    <style:style style:name="P62" style:family="paragraph" style:parent-style-name="Standard" style:list-style-name="L8">
      <style:paragraph-properties fo:text-align="start" style:justify-single-word="false"/>
      <style:text-properties fo:font-size="18pt" style:text-underline-style="none" fo:font-weight="bold" officeooo:rsid="002f585e" officeooo:paragraph-rsid="002f585e" style:font-size-asian="15.75pt" style:font-weight-asian="bold" style:font-size-complex="18pt" style:font-weight-complex="bold"/>
    </style:style>
    <style:style style:name="P63" style:family="paragraph" style:parent-style-name="Standard" style:list-style-name="L9">
      <style:paragraph-properties fo:text-align="start" style:justify-single-word="false"/>
      <style:text-properties fo:font-size="18pt" style:text-underline-style="none" fo:font-weight="bold" officeooo:rsid="002f585e" officeooo:paragraph-rsid="002f585e" style:font-size-asian="15.75pt" style:font-weight-asian="bold" style:font-size-complex="18pt" style:font-weight-complex="bold"/>
    </style:style>
    <style:style style:name="P64" style:family="paragraph" style:parent-style-name="Standard" style:list-style-name="L9">
      <style:paragraph-properties fo:text-align="start" style:justify-single-word="false"/>
      <style:text-properties fo:font-size="18pt" style:text-underline-style="none" fo:font-weight="bold" officeooo:rsid="00302f2e" officeooo:paragraph-rsid="00302f2e" style:font-size-asian="15.75pt" style:font-weight-asian="bold" style:font-size-complex="18pt" style:font-weight-complex="bold"/>
    </style:style>
    <style:style style:name="P65" style:family="paragraph" style:parent-style-name="Standard" style:list-style-name="L10">
      <style:paragraph-properties fo:text-align="start" style:justify-single-word="false"/>
      <style:text-properties fo:font-size="18pt" style:text-underline-style="none" fo:font-weight="bold" officeooo:rsid="003fe504" officeooo:paragraph-rsid="003fe504" style:font-size-asian="15.75pt" style:font-weight-asian="bold" style:font-size-complex="18pt" style:font-weight-complex="bold"/>
    </style:style>
    <style:style style:name="P66" style:family="paragraph" style:parent-style-name="Standard" style:list-style-name="L10">
      <style:paragraph-properties fo:text-align="start" style:justify-single-word="false"/>
      <style:text-properties fo:font-size="18pt" style:text-underline-style="none" fo:font-weight="bold" officeooo:rsid="003fe504" officeooo:paragraph-rsid="004e39fa" style:font-size-asian="15.75pt" style:font-weight-asian="bold" style:font-size-complex="18pt" style:font-weight-complex="bold"/>
    </style:style>
    <style:style style:name="P67" style:family="paragraph" style:parent-style-name="Standard" style:list-style-name="L10">
      <style:paragraph-properties fo:text-align="start" style:justify-single-word="false"/>
      <style:text-properties fo:font-size="18pt" style:text-underline-style="none" fo:font-weight="bold" officeooo:rsid="003fe504" officeooo:paragraph-rsid="0040c109" style:font-size-asian="15.75pt" style:font-weight-asian="bold" style:font-size-complex="18pt" style:font-weight-complex="bold"/>
    </style:style>
    <style:style style:name="P68" style:family="paragraph" style:parent-style-name="Standard" style:list-style-name="L10">
      <style:paragraph-properties fo:text-align="start" style:justify-single-word="false"/>
      <style:text-properties fo:font-size="18pt" style:text-underline-style="none" fo:font-weight="bold" officeooo:rsid="0040c109" officeooo:paragraph-rsid="0040c109" style:font-size-asian="15.75pt" style:font-weight-asian="bold" style:font-size-complex="18pt" style:font-weight-complex="bold"/>
    </style:style>
    <style:style style:name="P69" style:family="paragraph" style:parent-style-name="Standard" style:list-style-name="L11">
      <style:paragraph-properties fo:text-align="start" style:justify-single-word="false"/>
      <style:text-properties fo:font-size="18pt" style:text-underline-style="none" fo:font-weight="bold" officeooo:rsid="00425766" officeooo:paragraph-rsid="004fa159" style:font-size-asian="15.75pt" style:font-weight-asian="bold" style:font-size-complex="18pt" style:font-weight-complex="bold"/>
    </style:style>
    <style:style style:name="P70" style:family="paragraph" style:parent-style-name="Standard" style:list-style-name="L11">
      <style:paragraph-properties fo:text-align="start" style:justify-single-word="false"/>
      <style:text-properties fo:font-size="18pt" style:text-underline-style="none" fo:font-weight="bold" officeooo:rsid="00425766" officeooo:paragraph-rsid="00425766" style:font-size-asian="15.75pt" style:font-weight-asian="bold" style:font-size-complex="18pt" style:font-weight-complex="bold"/>
    </style:style>
    <style:style style:name="P71" style:family="paragraph" style:parent-style-name="Standard" style:list-style-name="L11">
      <style:paragraph-properties fo:text-align="start" style:justify-single-word="false"/>
      <style:text-properties fo:font-size="18pt" style:text-underline-style="none" fo:font-weight="bold" officeooo:rsid="004fa159" officeooo:paragraph-rsid="004fa159" style:font-size-asian="15.75pt" style:font-weight-asian="bold" style:font-size-complex="18pt" style:font-weight-complex="bold"/>
    </style:style>
    <style:style style:name="P72" style:family="paragraph" style:parent-style-name="Standard" style:list-style-name="L11">
      <style:paragraph-properties fo:text-align="start" style:justify-single-word="false"/>
      <style:text-properties fo:font-size="18pt" style:text-underline-style="none" fo:font-weight="bold" officeooo:rsid="0050baa0" officeooo:paragraph-rsid="0050baa0" style:font-size-asian="15.75pt" style:font-weight-asian="bold" style:font-size-complex="18pt" style:font-weight-complex="bold"/>
    </style:style>
    <style:style style:name="P73" style:family="paragraph" style:parent-style-name="Standard" style:list-style-name="L11">
      <style:paragraph-properties fo:text-align="start" style:justify-single-word="false"/>
      <style:text-properties fo:font-size="18pt" style:text-underline-style="none" fo:font-weight="bold" officeooo:rsid="00520c7d" officeooo:paragraph-rsid="00520c7d" style:font-size-asian="15.75pt" style:font-weight-asian="bold" style:font-size-complex="18pt" style:font-weight-complex="bold"/>
    </style:style>
    <style:style style:name="P74" style:family="paragraph" style:parent-style-name="Standard" style:list-style-name="L11">
      <style:paragraph-properties fo:text-align="start" style:justify-single-word="false"/>
      <style:text-properties fo:font-size="18pt" style:text-underline-style="none" fo:font-weight="bold" officeooo:rsid="00437d03" officeooo:paragraph-rsid="00437d03" style:font-size-asian="15.75pt" style:font-weight-asian="bold" style:font-size-complex="18pt" style:font-weight-complex="bold"/>
    </style:style>
    <style:style style:name="P75" style:family="paragraph" style:parent-style-name="Standard" style:list-style-name="L11">
      <style:paragraph-properties fo:text-align="start" style:justify-single-word="false"/>
      <style:text-properties fo:font-size="18pt" style:text-underline-style="none" fo:font-weight="bold" officeooo:rsid="00452080" officeooo:paragraph-rsid="00452080" style:font-size-asian="15.75pt" style:font-weight-asian="bold" style:font-size-complex="18pt" style:font-weight-complex="bold"/>
    </style:style>
    <style:style style:name="P76" style:family="paragraph" style:parent-style-name="Standard" style:list-style-name="L12">
      <style:paragraph-properties fo:text-align="start" style:justify-single-word="false"/>
      <style:text-properties fo:font-size="18pt" style:text-underline-style="none" fo:font-weight="bold" officeooo:rsid="00452080" officeooo:paragraph-rsid="00452080" style:font-size-asian="15.75pt" style:font-weight-asian="bold" style:font-size-complex="18pt" style:font-weight-complex="bold"/>
    </style:style>
    <style:style style:name="P77" style:family="paragraph" style:parent-style-name="Standard" style:list-style-name="L11">
      <style:paragraph-properties fo:text-align="start" style:justify-single-word="false"/>
      <style:text-properties fo:font-size="18pt" style:text-underline-style="none" fo:font-weight="bold" officeooo:rsid="005699eb" officeooo:paragraph-rsid="005699eb" style:font-size-asian="15.75pt" style:font-weight-asian="bold" style:font-size-complex="18pt" style:font-weight-complex="bold"/>
    </style:style>
    <style:style style:name="P78" style:family="paragraph" style:parent-style-name="Standard" style:list-style-name="L12">
      <style:paragraph-properties fo:text-align="start" style:justify-single-word="false"/>
      <style:text-properties fo:font-size="18pt" style:text-underline-style="none" fo:font-weight="bold" officeooo:rsid="00463311" officeooo:paragraph-rsid="00463311" style:font-size-asian="15.75pt" style:font-weight-asian="bold" style:font-size-complex="18pt" style:font-weight-complex="bold"/>
    </style:style>
    <style:style style:name="P79" style:family="paragraph" style:parent-style-name="Standard" style:list-style-name="L12">
      <style:paragraph-properties fo:text-align="start" style:justify-single-word="false"/>
      <style:text-properties fo:font-size="18pt" style:text-underline-style="none" fo:font-weight="bold" officeooo:rsid="0046664b" officeooo:paragraph-rsid="0046664b" style:font-size-asian="15.75pt" style:font-weight-asian="bold" style:font-size-complex="18pt" style:font-weight-complex="bold"/>
    </style:style>
    <style:style style:name="P80" style:family="paragraph" style:parent-style-name="Standard" style:list-style-name="L13">
      <style:paragraph-properties fo:text-align="start" style:justify-single-word="false"/>
      <style:text-properties fo:font-size="18pt" style:text-underline-style="none" fo:font-weight="bold" officeooo:rsid="005a5386" officeooo:paragraph-rsid="005a5386" style:font-size-asian="15.75pt" style:font-weight-asian="bold" style:font-size-complex="18pt" style:font-weight-complex="bold"/>
    </style:style>
    <style:style style:name="P81" style:family="paragraph" style:parent-style-name="Standard" style:list-style-name="L14">
      <style:paragraph-properties fo:text-align="start" style:justify-single-word="false"/>
      <style:text-properties fo:font-size="18pt" style:text-underline-style="none" fo:font-weight="bold" officeooo:rsid="005aee1b" officeooo:paragraph-rsid="005aee1b" style:font-size-asian="15.75pt" style:font-weight-asian="bold" style:font-size-complex="18pt" style:font-weight-complex="bold"/>
    </style:style>
    <style:style style:name="P82" style:family="paragraph" style:parent-style-name="Standard" style:list-style-name="L15">
      <style:paragraph-properties fo:text-align="start" style:justify-single-word="false"/>
      <style:text-properties fo:font-size="18pt" style:text-underline-style="none" fo:font-weight="bold" officeooo:rsid="005aee1b" officeooo:paragraph-rsid="005aee1b" style:font-size-asian="15.75pt" style:font-weight-asian="bold" style:font-size-complex="18pt" style:font-weight-complex="bold"/>
    </style:style>
    <style:style style:name="P83" style:family="paragraph" style:parent-style-name="Standard" style:list-style-name="L16">
      <style:paragraph-properties fo:text-align="start" style:justify-single-word="false"/>
      <style:text-properties fo:font-size="18pt" style:text-underline-style="none" fo:font-weight="bold" officeooo:rsid="005e7750" officeooo:paragraph-rsid="005e7750" style:font-size-asian="15.75pt" style:font-weight-asian="bold" style:font-size-complex="18pt" style:font-weight-complex="bold"/>
    </style:style>
    <style:style style:name="P84" style:family="paragraph" style:parent-style-name="Standard" style:list-style-name="L16">
      <style:paragraph-properties fo:text-align="start" style:justify-single-word="false"/>
      <style:text-properties fo:font-size="18pt" style:text-underline-style="none" fo:font-weight="bold" officeooo:rsid="005fec3e" officeooo:paragraph-rsid="005fec3e" style:font-size-asian="15.75pt" style:font-weight-asian="bold" style:font-size-complex="18pt" style:font-weight-complex="bold"/>
    </style:style>
    <style:style style:name="P85" style:family="paragraph" style:parent-style-name="Standard" style:list-style-name="L17">
      <style:paragraph-properties fo:text-align="start" style:justify-single-word="false"/>
      <style:text-properties fo:font-size="18pt" style:text-underline-style="none" fo:font-weight="bold" officeooo:rsid="0060b57b" officeooo:paragraph-rsid="0060b57b" style:font-size-asian="15.75pt" style:font-weight-asian="bold" style:font-size-complex="18pt" style:font-weight-complex="bold"/>
    </style:style>
    <style:style style:name="P86" style:family="paragraph" style:parent-style-name="Standard" style:list-style-name="L17">
      <style:paragraph-properties fo:text-align="start" style:justify-single-word="false"/>
      <style:text-properties fo:font-size="18pt" style:text-underline-style="none" fo:font-weight="bold" officeooo:rsid="0062777b" officeooo:paragraph-rsid="0062777b" style:font-size-asian="15.75pt" style:font-weight-asian="bold" style:font-size-complex="18pt" style:font-weight-complex="bold"/>
    </style:style>
    <style:style style:name="T1" style:family="text">
      <style:text-properties officeooo:rsid="000a0ae5"/>
    </style:style>
    <style:style style:name="T2" style:family="text">
      <style:text-properties officeooo:rsid="000d210f"/>
    </style:style>
    <style:style style:name="T3" style:family="text">
      <style:text-properties officeooo:rsid="000d77cb"/>
    </style:style>
    <style:style style:name="T4" style:family="text">
      <style:text-properties officeooo:rsid="0011a4c5"/>
    </style:style>
    <style:style style:name="T5" style:family="text">
      <style:text-properties officeooo:rsid="00154d28"/>
    </style:style>
    <style:style style:name="T6" style:family="text">
      <style:text-properties officeooo:rsid="001afba0"/>
    </style:style>
    <style:style style:name="T7" style:family="text">
      <style:text-properties officeooo:rsid="001b819d"/>
    </style:style>
    <style:style style:name="T8" style:family="text">
      <style:text-properties officeooo:rsid="001db774"/>
    </style:style>
    <style:style style:name="T9" style:family="text">
      <style:text-properties officeooo:rsid="001e1902"/>
    </style:style>
    <style:style style:name="T10" style:family="text">
      <style:text-properties officeooo:rsid="0022e028"/>
    </style:style>
    <style:style style:name="T11" style:family="text">
      <style:text-properties officeooo:rsid="0022fb01"/>
    </style:style>
    <style:style style:name="T12" style:family="text">
      <style:text-properties officeooo:rsid="0029caba"/>
    </style:style>
    <style:style style:name="T13" style:family="text">
      <style:text-properties officeooo:rsid="002a1797"/>
    </style:style>
    <style:style style:name="T14" style:family="text">
      <style:text-properties officeooo:rsid="002e1802"/>
    </style:style>
    <style:style style:name="T15" style:family="text">
      <style:text-properties officeooo:rsid="00302f2e"/>
    </style:style>
    <style:style style:name="T16" style:family="text">
      <style:text-properties officeooo:rsid="003ac76f"/>
    </style:style>
    <style:style style:name="T17" style:family="text">
      <style:text-properties officeooo:rsid="003cc044"/>
    </style:style>
    <style:style style:name="T18" style:family="text">
      <style:text-properties officeooo:rsid="0040c109"/>
    </style:style>
    <style:style style:name="T19" style:family="text">
      <style:text-properties officeooo:rsid="00437d03"/>
    </style:style>
    <style:style style:name="T20" style:family="text">
      <style:text-properties officeooo:rsid="00452820"/>
    </style:style>
    <style:style style:name="T21" style:family="text">
      <style:text-properties officeooo:rsid="0046664b"/>
    </style:style>
    <style:style style:name="T22" style:family="text">
      <style:text-properties officeooo:rsid="0046d1fd"/>
    </style:style>
    <style:style style:name="T23" style:family="text">
      <style:text-properties officeooo:rsid="004e39fa"/>
    </style:style>
    <style:style style:name="T24" style:family="text">
      <style:text-properties officeooo:rsid="00520c7d"/>
    </style:style>
    <style:style style:name="T25" style:family="text">
      <style:text-properties officeooo:rsid="0053f5a4"/>
    </style:style>
    <style:style style:name="T26" style:family="text">
      <style:text-properties officeooo:rsid="005a5386"/>
    </style:style>
    <style:style style:name="T27" style:family="text">
      <style:text-properties officeooo:rsid="005fec3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29cm" fo:text-indent="-0.635cm" fo:margin-left="1.42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29cm" fo:text-indent="-0.635cm" fo:margin-left="1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 text:c="10"/>JAVASCRIPT BASICS TO ADVANCE <text:s text:c="10"/></text:p>
      <text:p text:style-name="P31"/>
      <text:p text:style-name="P1">DAY1</text:p>
      <text:p text:style-name="P1"/>
      <text:list xml:id="list1959516370" text:style-name="L1">
        <text:list-item>
          <text:p text:style-name="P36">Story of js -<text:span text:style-name="T5">brenden bro at netscape</text:span></text:p>
        </text:list-item>
        <text:list-item>
          <text:p text:style-name="P36">types of prggmng lang</text:p>
        </text:list-item>
        <text:list-item>
          <text:p text:style-name="P36">compiled vs interpreted which is faster</text:p>
        </text:list-item>
        <text:list-item>
          <text:p text:style-name="P36">feautures of js</text:p>
          <text:p text:style-name="P37">1.light weight</text:p>
          <text:p text:style-name="P37">2.cross platform</text:p>
          <text:p text:style-name="P37"/>
        </text:list-item>
        <text:list-item>
          <text:p text:style-name="P36">js engine or jvm</text:p>
          <text:p text:style-name="P36">1. chrome - <text:s/>v8</text:p>
          <text:p text:style-name="P36">2. mozilla <text:s/>- spidermonkey</text:p>
          <text:p text:style-name="P36">3. Ie <text:s text:c="2"/>- <text:span text:style-name="T4">chakra</text:span></text:p>
        </text:list-item>
        <text:list-item>
          <text:p text:style-name="P36">what is a CPU cycle</text:p>
        </text:list-item>
        <text:list-item>
          <text:p text:style-name="P36"><text:span text:style-name="T8">js -</text:span>object based<text:span text:style-name="T8">(inheritance)</text:span> vs object oriented</text:p>
        </text:list-item>
        <text:list-item>
          <text:p text:style-name="P36">console interaction</text:p>
        </text:list-item>
        <text:list-item>
          <text:p text:style-name="P36">various popups </text:p>
          <text:p text:style-name="P38">1.alert</text:p>
          <text:p text:style-name="P38">2.prompt</text:p>
          <text:p text:style-name="P38">3.confirm</text:p>
        </text:list-item>
        <text:list-item>
          <text:p text:style-name="P36">short snap of dom manipulation</text:p>
        </text:list-item>
      </text:list>
      <text:p text:style-name="P15"/>
      <text:p text:style-name="P15">-------------------------------------------------------------------------------</text:p>
      <text:p text:style-name="P1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DAY2</text:p>
      <text:p text:style-name="P2"/>
      <text:list xml:id="list3469423943" text:style-name="L2">
        <text:list-item>
          <text:p text:style-name="P39">A close look at console and its methods</text:p>
          <text:p text:style-name="P39">1.what is object (brief) </text:p>
          <text:p text:style-name="P39">2.console object is created by default when we open the browser</text:p>
          <text:p text:style-name="P39">3.console.assert(bool,”assertion value”) </text:p>
          <text:p text:style-name="P39">4.console.clear()</text:p>
        </text:list-item>
      </text:list>
      <text:list xml:id="list1290815755" text:style-name="L3">
        <text:list-header>
          <text:p text:style-name="P40">5.console.dir(path)</text:p>
          <text:p text:style-name="P40">6.console.log(“log msg”)</text:p>
          <text:p text:style-name="P40">7.console.debug()</text:p>
          <text:p text:style-name="P40">8.console.info(“info msg”)</text:p>
          <text:p text:style-name="P40">9.console.error(“error msg”)</text:p>
          <text:p text:style-name="P40">10.console.warn(“warning msg”)</text:p>
          <text:p text:style-name="P40">11.<text:span text:style-name="T1">console.group()</text:span></text:p>
          <text:p text:style-name="P41">12.console.gro<text:span text:style-name="T9">u</text:span>pEnd()</text:p>
          <text:p text:style-name="P41">13.console.time()</text:p>
          <text:p text:style-name="P41">14.console.timeEnd()</text:p>
          <text:p text:style-name="P42">15.console.count()</text:p>
        </text:list-header>
      </text:list>
      <text:p text:style-name="P16"/>
      <text:p text:style-name="P3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DAY3</text:p>
      <text:p text:style-name="P3"/>
      <text:list xml:id="list3722674263" text:style-name="L4">
        <text:list-item>
          <text:p text:style-name="P43">What are variables </text:p>
        </text:list-item>
        <text:list-item>
          <text:p text:style-name="P43">types of variables -3</text:p>
          <text:p text:style-name="P43">1.var</text:p>
          <text:p text:style-name="P43">2.let</text:p>
          <text:p text:style-name="P43">3.const</text:p>
        </text:list-item>
        <text:list-item>
          <text:p text:style-name="P43">diff btwn var and let </text:p>
          <text:p text:style-name="P44">1.scope</text:p>
          <text:p text:style-name="P44">2.redeclaration not possible</text:p>
        </text:list-item>
        <text:list-item>
          <text:p text:style-name="P44">naming convention</text:p>
          <text:p text:style-name="P44">:not start with numbers</text:p>
          <text:p text:style-name="P44">: ‘-’ hyphen not allowed at any place</text:p>
          <text:p text:style-name="P44">:unserscore,dollar can be used at any place</text:p>
        </text:list-item>
        <text:list-item>
          <text:p text:style-name="P44">dynamic typing : <text:span text:style-name="T6">dynamic data type assignment</text:span></text:p>
        </text:list-item>
        <text:list-item>
          <text:p text:style-name="P44">loosely typed lang :<text:span text:style-name="T6">syntactical looseness</text:span></text:p>
        </text:list-item>
        <text:list-item>
          <text:p text:style-name="P44">to see data type</text:p>
          <text:p text:style-name="P44">1. using operator : typeof <text:s/>varname</text:p>
          <text:p text:style-name="P45">2. using method <text:s text:c="2"/>: type<text:span text:style-name="T2">of(varname)</text:span></text:p>
        </text:list-item>
        <text:list-item>
          <text:p text:style-name="P46">we can use an identifier with or without var or let</text:p>
          <text:p text:style-name="P45"><text:span text:style-name="T3">to be strict use strict mode : “use strict”</text:span> 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"><text:soft-page-break/>DAY4</text:p>
      <text:p text:style-name="P4"/>
      <text:list xml:id="list2698967589" text:style-name="L5">
        <text:list-item>
          <text:p text:style-name="P47">Data type </text:p>
        </text:list-item>
        <text:list-item>
          <text:p text:style-name="P47">Data types in js : mainly 2 types</text:p>
          <text:p text:style-name="P47">1.Primitive data types/basic <text:span text:style-name="T12">data </text:span>type</text:p>
          <text:p text:style-name="P47">2. Non primitive data types </text:p>
        </text:list-item>
        <text:list-item>
          <text:p text:style-name="P47">type of primitive data type</text:p>
          <text:p text:style-name="P47">1.Number type</text:p>
          <text:p text:style-name="P47">2.String type <text:s/></text:p>
          <text:p text:style-name="P47">3.Boolean type</text:p>
          <text:p text:style-name="P47">4.undefined</text:p>
          <text:p text:style-name="P47">5.null</text:p>
        </text:list-item>
        <text:list-item>
          <text:p text:style-name="P47">type of non primitive data type</text:p>
          <text:p text:style-name="P47">1.Object type</text:p>
          <text:p text:style-name="P47">2.Symbol type</text:p>
        </text:list-item>
      </text:list>
      <text:p text:style-name="P18"/>
      <text:list xml:id="list101517971807689" text:continue-numbering="true" text:style-name="L5">
        <text:list-item>
          <text:p text:style-name="P47">String type : 3 ways</text:p>
          <text:p text:style-name="P47">1. single quotes(for single line string)</text:p>
          <text:p text:style-name="P47">2.double qoutes(for single line string)</text:p>
          <text:p text:style-name="P47">3.multiline strings/ backticks(multiline , <text:span text:style-name="T7">it allows expressions ‘${expression}’ <text:s text:c="2"/></text:span>)</text:p>
        </text:list-item>
        <text:list-item>
          <text:p text:style-name="P48">Number :all type of numbers are grouped as a single data type .</text:p>
          <text:p text:style-name="P48">1.we have +-infinity</text:p>
          <text:p text:style-name="P48">2.we have NaN(not a number)</text:p>
        </text:list-item>
        <text:list-item>
          <text:p text:style-name="P48">Boolean : remeber only 1 thing all values excpet these gives true : empty string ,null ,0,undefined,<text:span text:style-name="T13">expression</text:span>.</text:p>
        </text:list-item>
        <text:list-item>
          <text:p text:style-name="P48">Undefined : when a value to a var is not defined </text:p>
          <text:p text:style-name="P48">2.default value to every var <text:s/>is undefined .</text:p>
        </text:list-item>
        <text:list-item>
          <text:p text:style-name="P48">null :when there is no value ,type of null is object type</text:p>
        </text:list-item>
        <text:list-item>
          <text:p text:style-name="P49">Type conversion </text:p>
        </text:list-item>
        <text:list-item>
          <text:p text:style-name="P50">Type casting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5">DAY5</text:p>
      <text:p text:style-name="P5"/>
      <text:list xml:id="list2838890459" text:style-name="L6">
        <text:list-item>
          <text:p text:style-name="P51">different types of operators</text:p>
          <text:p text:style-name="P52">1.arithmatic opertaor : +,-,*,/,%</text:p>
          <text:p text:style-name="P52">2.conditional oprtr : ==,===,&gt;=,&lt;=,!=</text:p>
          <text:p text:style-name="P53">3.assignment operator : =</text:p>
          <text:p text:style-name="P54">4.logical operators: &amp;&amp;,||,!</text:p>
          <text:p text:style-name="P55">5.ternary operator</text:p>
          <text:p text:style-name="P55">6.typeof operator</text:p>
        </text:list-item>
        <text:list-item>
          <text:p text:style-name="P51"><text:span text:style-name="T16">conditional</text:span> statements </text:p>
          <text:p text:style-name="P51">1. if else</text:p>
          <text:p text:style-name="P51">2.if elseif</text:p>
          <text:p text:style-name="P51">3.<text:span text:style-name="T10">nested if else</text:span></text:p>
        </text:list-item>
        <text:list-item>
          <text:p text:style-name="P51">ternary operator : <text:s text:c="3"/><text:span text:style-name="T17">condition ?first code :second code</text:span></text:p>
        </text:list-item>
        <text:list-item>
          <text:p text:style-name="P56">switch statements</text:p>
        </text:list-item>
        <text:list-item>
          <text:p text:style-name="P56">Arrays</text:p>
        </text:list-item>
        <text:list-item>
          <text:p text:style-name="P56">different ways to define an array </text:p>
        </text:list-item>
        <text:list-item>
          <text:p text:style-name="P56">all methods of arrays </text:p>
          <text:p text:style-name="P56">1.<text:span text:style-name="T11">concat : joins two arrays</text:span></text:p>
          <text:p text:style-name="P57">2.indexOf : returns index of given element</text:p>
          <text:p text:style-name="P57">3.join : gives as string output </text:p>
          <text:p text:style-name="P57">4.pop : removes the last element</text:p>
          <text:p text:style-name="P57">5.push: adds element to the end</text:p>
          <text:p text:style-name="P57">6.reverse : reverses the array order</text:p>
          <text:p text:style-name="P57">7.splice: add or remove element using specific index</text:p>
          <text:p text:style-name="P58">8.slice :returns sliced array</text:p>
          <text:p text:style-name="P57">8.shift :removes the first element from array</text:p>
          <text:p text:style-name="P57">9.unshift : adds element to array at begining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6">DAY6</text:p>
      <text:p text:style-name="P24"/>
      <text:list xml:id="list1053622503" text:style-name="L7">
        <text:list-item>
          <text:p text:style-name="P59">loops</text:p>
          <text:p text:style-name="P59">1.for loop <text:span text:style-name="T14">with counter</text:span></text:p>
          <text:p text:style-name="P59">2.for in loop /<text:span text:style-name="T14">for with membership</text:span></text:p>
          <text:p text:style-name="P60">3.for each</text:p>
        </text:list-item>
        <text:list-item>
          <text:p text:style-name="P60">while loop</text:p>
        </text:list-item>
        <text:list-item>
          <text:p text:style-name="P60">do while loop</text:p>
        </text:list-item>
      </text:list>
      <text:p text:style-name="P21"/>
      <text:p text:style-name="P21"/>
      <text:p text:style-name="P21">--------------------------------------------------------------------------------</text:p>
      <text:p text:style-name="P21"/>
      <text:p text:style-name="P7">DAY7</text:p>
      <text:p text:style-name="P7"/>
      <text:list xml:id="list3084455769" text:style-name="L8">
        <text:list-item>
          <text:p text:style-name="P61">What is an object</text:p>
        </text:list-item>
        <text:list-item>
          <text:p text:style-name="P61">Array vs Object</text:p>
        </text:list-item>
        <text:list-item>
          <text:p text:style-name="P61">object has key value pairs</text:p>
        </text:list-item>
        <text:list-item>
          <text:p text:style-name="P61">syntax to write a object</text:p>
        </text:list-item>
        <text:list-item>
          <text:p text:style-name="P61">How to access data from the objects(2 ways)</text:p>
        </text:list-item>
        <text:list-item>
          <text:p text:style-name="P61">dot notation and bracket notation</text:p>
        </text:list-item>
        <text:list-item>
          <text:p text:style-name="P61">defining an object using Constructor</text:p>
        </text:list-item>
        <text:list-item>
          <text:p text:style-name="P61">for loop with mebership (in = membership operator)</text:p>
        </text:list-item>
        <text:list-item>
          <text:p text:style-name="P62">iterating the object with for loop</text:p>
          <text:p text:style-name="P62">var teddy <text:s/>= {</text:p>
          <text:p text:style-name="P62"><text:s text:c="2"/>company : "donoo" ,</text:p>
          <text:p text:style-name="P62"><text:s text:c="2"/>color : "brown" <text:s/>,</text:p>
          <text:p text:style-name="P62"><text:s text:c="2"/>size : "small"</text:p>
          <text:p text:style-name="P62">}</text:p>
          <text:p text:style-name="P62"/>
          <text:p text:style-name="P62">for (var i = 0; i &lt; Object.keys(teddy).length; i++) {</text:p>
          <text:p text:style-name="P62"><text:s/>var key = Object.keys(teddy)[i];</text:p>
          <text:p text:style-name="P62"><text:soft-page-break/><text:s/>console.log( teddy[key]);</text:p>
          <text:p text:style-name="P62">}</text:p>
        </text:list-item>
        <text:list-item>
          <text:p text:style-name="P62">iterating array with for in <text:span text:style-name="T22">loop</text:span></text:p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8">DAY8</text:p>
      <text:p text:style-name="P8"/>
      <text:list xml:id="list4024504832" text:style-name="L9">
        <text:list-item>
          <text:p text:style-name="P63">What are functions and why we need them</text:p>
        </text:list-item>
        <text:list-item>
          <text:p text:style-name="P63">functions can be built in or userdefined</text:p>
        </text:list-item>
        <text:list-item>
          <text:p text:style-name="P63">declaration/defination/signature of a function</text:p>
        </text:list-item>
        <text:list-item>
          <text:p text:style-name="P63">function <text:span text:style-name="T15">expression</text:span></text:p>
          <text:p text:style-name="P64">1.labelled function expression</text:p>
          <text:p text:style-name="P64">2.anonymous function expression</text:p>
        </text:list-item>
        <text:list-item>
          <text:p text:style-name="P64">this refers to current object</text:p>
        </text:list-item>
        <text:list-item>
          <text:p text:style-name="P64">scope of var and let</text:p>
        </text:list-item>
      </text:list>
      <text:p text:style-name="P25"/>
      <text:p text:style-name="P25"/>
      <text:p text:style-name="P25"/>
      <text:p text:style-name="P25"/>
      <text:p text:style-name="P33"/>
      <text:p text:style-name="P25"/>
      <text:p text:style-name="P25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DAY9</text:p>
      <text:p text:style-name="P9"/>
      <text:list xml:id="list3791941615" text:style-name="L10">
        <text:list-item>
          <text:p text:style-name="P65">execution context</text:p>
          <text:p text:style-name="P65">1.default execution context/global exe context</text:p>
          <text:p text:style-name="P65">2.execution context</text:p>
        </text:list-item>
        <text:list-item>
          <text:p text:style-name="P66">jvm has only one memory area called as callstack</text:p>
        </text:list-item>
        <text:list-item>
          <text:p text:style-name="P65">callstack works on FILO</text:p>
        </text:list-item>
        <text:list-item>
          <text:p text:style-name="P65">execution context is loaded into callstack which is also called as execution callstack</text:p>
        </text:list-item>
        <text:list-item>
          <text:p text:style-name="P65">when a function returns any value then it is removed from the callstack</text:p>
        </text:list-item>
        <text:list-item>
          <text:p text:style-name="P65">execution context is reprsented as a excution context object</text:p>
        </text:list-item>
        <text:list-item>
          <text:p text:style-name="P67">inside the execution object we have <text:span text:style-name="T18">following properties</text:span></text:p>
          <text:p text:style-name="P67"/>
          <text:p text:style-name="P68">1. variable object</text:p>
          <text:p text:style-name="P68">2. scope chain -maintains the flow control</text:p>
          <text:p text:style-name="P67"><text:span text:style-name="T18">3. this</text:span> </text:p>
        </text:list-item>
        <text:list-item>
          <text:p text:style-name="P68">the variable object contains 3 properties </text:p>
          <text:p text:style-name="P68">1. argument object : has arguments of function</text:p>
          <text:p text:style-name="P68">2. variable properties : has varibles set to undefined</text:p>
          <text:p text:style-name="P68">3.function property : points to the function body</text:p>
        </text:list-item>
        <text:list-item>
          <text:p text:style-name="P68">every function declaration will get placed inside function property</text:p>
        </text:list-item>
        <text:list-item>
          <text:p text:style-name="P68">Hoisting : the variable or function available even before its actual execution is known as hoisting . It happens because at <text:s/>the time of loading into execution context default values are set to it .</text:p>
        </text:list-item>
      </text:list>
      <text:p text:style-name="P26"/>
      <text:p text:style-name="P26"/>
      <text:p text:style-name="P26"/>
      <text:p text:style-name="P26"/>
      <text:p text:style-name="P34"/>
      <text:p text:style-name="P26"/>
      <text:p text:style-name="P26"/>
      <text:p text:style-name="P10"/>
      <text:p text:style-name="P10"/>
      <text:p text:style-name="P10"/>
      <text:p text:style-name="P10"><text:soft-page-break/>DAY10</text:p>
      <text:p text:style-name="P10"/>
      <text:list xml:id="list3460705410" text:style-name="L11">
        <text:list-item>
          <text:p text:style-name="P69">difference between function declaration and</text:p>
          <text:p text:style-name="P69"><text:s/>fun expression</text:p>
          <text:p text:style-name="P70">1.syntax</text:p>
          <text:p text:style-name="P70">2.hoisting</text:p>
        </text:list-item>
        <text:list-item>
          <text:p text:style-name="P70">function expression <text:span text:style-name="T19">with self invocation</text:span></text:p>
        </text:list-item>
        <text:list-item>
          <text:p text:style-name="P71">arrow functions</text:p>
        </text:list-item>
        <text:list-item>
          <text:p text:style-name="P72">recurssive function: <text:span text:style-name="T24">functions invoked repeatedly</text:span></text:p>
        </text:list-item>
        <text:list-item>
          <text:p text:style-name="P73">function callback </text:p>
        </text:list-item>
        <text:list-item>
          <text:p text:style-name="P74">closures : nested funtions which has 3 or more scope properties(in short different scopes)</text:p>
        </text:list-item>
        <text:list-item>
          <text:p text:style-name="P74">Constructors <text:s/>: it is a special kind of function </text:p>
          <text:p text:style-name="P74">2. it acts as a blue print to create objects dynamically</text:p>
        </text:list-item>
        <text:list-item>
          <text:p text:style-name="P75">prototype : to be used as extra properties of constructor</text:p>
        </text:list-item>
        <text:list-item>
          <text:p text:style-name="P77">prototypical inheritance</text:p>
        </text:list-item>
        <text:list-item>
          <text:p text:style-name="P75">for each loop</text:p>
        </text:list-item>
        <text:list-item>
          <text:p text:style-name="P75">time functions to work asynchrounously</text:p>
          <text:p text:style-name="P75">1.<text:span text:style-name="T25">setTimeout(function,delay)</text:span></text:p>
          <text:p text:style-name="P75">2.<text:span text:style-name="T25">setInterval(function,delay)</text:span></text:p>
        </text:list-item>
      </text:list>
      <text:p text:style-name="P27"/>
      <text:p text:style-name="P27"/>
      <text:p text:style-name="P35"/>
      <text:p text:style-name="P27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DAY1<text:span text:style-name="T23">1</text:span></text:p>
      <text:p text:style-name="P11"/>
      <text:list xml:id="list4062219421" text:style-name="L12">
        <text:list-item>
          <text:p text:style-name="P76">DOM explanation</text:p>
          <text:p text:style-name="P76">1. root element is window object</text:p>
          <text:p text:style-name="P76">2.window has multiple properties eg. Navigator , document , console</text:p>
          <text:p text:style-name="P76">3.DOM tree</text:p>
        </text:list-item>
        <text:list-item>
          <text:p text:style-name="P76">DOM manipulation</text:p>
          <text:p text:style-name="P76">1. <text:span text:style-name="T20">to create an element : document.createElement(“tagname”)</text:span></text:p>
          <text:p text:style-name="P78">2. to append it to the parentNode: parentNode.appendChild(childNode)</text:p>
          <text:p text:style-name="P78">3.firstChild</text:p>
          <text:p text:style-name="P78">4.lastChild</text:p>
          <text:p text:style-name="P78">5.nextSibling</text:p>
          <text:p text:style-name="P78">6.previousSibling</text:p>
          <text:p text:style-name="P78">7.<text:span text:style-name="T21">innerHTML</text:span></text:p>
          <text:p text:style-name="P79">8.outerHTML</text:p>
        </text:list-item>
        <text:list-item>
          <text:p text:style-name="P79">QuerySelector</text:p>
        </text:list-item>
        <text:list-item>
          <text:p text:style-name="P79">getSelectors methods</text:p>
        </text:list-item>
      </text:list>
      <text:p text:style-name="P28"/>
      <text:p text:style-name="P28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DAY12</text:p>
      <text:p text:style-name="P12"/>
      <text:list xml:id="list1351676537" text:style-name="L13">
        <text:list-item>
          <text:p text:style-name="P80">error handling</text:p>
        </text:list-item>
      </text:list>
      <text:p text:style-name="P23"><text:tab/><text:span text:style-name="T26">1.try</text:span></text:p>
      <text:p text:style-name="P23"><text:tab/><text:span text:style-name="T26">2.catch</text:span></text:p>
      <text:p text:style-name="P23"><text:tab/><text:span text:style-name="T26">3.finally</text:span></text:p>
      <text:list xml:id="list3074951731" text:style-name="L14">
        <text:list-item>
          <text:p text:style-name="P81">error object contains 3 properties</text:p>
          <text:p text:style-name="P81">1.name :error name</text:p>
          <text:p text:style-name="P81">2.message : message</text:p>
          <text:p text:style-name="P81">3.stack :complete detail</text:p>
        </text:list-item>
      </text:list>
      <text:list xml:id="list1518155971" text:style-name="L15">
        <text:list-item>
          <text:p text:style-name="P82">throw keyword</text:p>
        </text:list-item>
        <text:list-item>
          <text:p text:style-name="P82">for creating custom functions we can use the following 3 </text:p>
          <text:p text:style-name="P82">constructors</text:p>
          <text:p text:style-name="P82">1.Error </text:p>
          <text:p text:style-name="P82">2.SyntaxError</text:p>
          <text:p text:style-name="P82">3.RefrenceError</text:p>
        </text:list-item>
        <text:list-item>
          <text:p text:style-name="P82">rethrowing errors</text:p>
        </text:list-item>
      </text:list>
      <text:p text:style-name="P29"/>
      <text:p text:style-name="P29"/>
      <text:p text:style-name="P29"/>
      <text:p text:style-name="P29"/>
      <text:p text:style-name="P13">DAY13</text:p>
      <text:p text:style-name="P13"/>
      <text:list xml:id="list1546387002" text:style-name="L16">
        <text:list-item>
          <text:p text:style-name="P83">JSON : javascript object notation</text:p>
        </text:list-item>
        <text:list-item>
          <text:p text:style-name="P83">it is not a language , it is just a format to <text:span text:style-name="T27">transfer</text:span> data </text:p>
        </text:list-item>
        <text:list-item>
          <text:p text:style-name="P84">same like our normal javascript object with just one difference ie . Properties are written as strings</text:p>
        </text:list-item>
        <text:list-item>
          <text:p text:style-name="P84">to convert JSON object to string form :</text:p>
          <text:p text:style-name="P84">JSON.stringify(json_object)</text:p>
        </text:list-item>
        <text:list-item>
          <text:p text:style-name="P84">to convert string to JSON object : </text:p>
          <text:p text:style-name="P84">JSON.parse(string)</text:p>
        </text:list-item>
      </text:list>
      <text:p text:style-name="P30"/>
      <text:p text:style-name="P30"/>
      <text:p text:style-name="P30"/>
      <text:p text:style-name="P30"/>
      <text:p text:style-name="P30"/>
      <text:p text:style-name="P30"/>
      <text:p text:style-name="P14"/>
      <text:p text:style-name="P14"><text:soft-page-break/>DAY14 </text:p>
      <text:p text:style-name="P14"/>
      <text:list xml:id="list1876813212" text:style-name="L17">
        <text:list-item>
          <text:p text:style-name="P85">problem with callback (callback hell)</text:p>
        </text:list-item>
        <text:list-item>
          <text:p text:style-name="P85">promise in js : used for making dependent tasks asynchronous</text:p>
        </text:list-item>
        <text:list-item>
          <text:p text:style-name="P85">to create a promise we use Promise constructor</text:p>
        </text:list-item>
        <text:list-item>
          <text:p text:style-name="P85">the created promise object has 2 properties</text:p>
          <text:p text:style-name="P85">1.state : pending</text:p>
          <text:p text:style-name="P85">2.result : undefined</text:p>
        </text:list-item>
        <text:list-item>
          <text:p text:style-name="P85">two states after executor function is executed</text:p>
          <text:p text:style-name="P85">1. resolved </text:p>
          <text:p text:style-name="P85">2.rejected</text:p>
        </text:list-item>
        <text:list-item>
          <text:p text:style-name="P86">to proceed to next dependent function we use</text:p>
          <text:p text:style-name="P86">1.then(resolve code , reject code)</text:p>
          <text:p text:style-name="P86">or we can also <text:s/>use catch <text:s/>block to catch the rejected code</text:p>
        </text:list-item>
      </text:list>
      <text:p text:style-name="P21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5T09:51:54.089307461</meta:creation-date>
    <dc:date>2018-07-26T15:44:54.645807298</dc:date>
    <meta:editing-duration>PT21H19M47S</meta:editing-duration>
    <meta:editing-cycles>30</meta:editing-cycles>
    <meta:generator>LibreOffice/6.0.3.2$Linux_X86_64 LibreOffice_project/00m0$Build-2</meta:generator>
    <meta:document-statistic meta:table-count="0" meta:image-count="0" meta:object-count="0" meta:page-count="12" meta:paragraph-count="242" meta:word-count="1261" meta:character-count="7121" meta:non-whitespace-character-count="6232"/>
  </office:meta>
</office:document-meta>
</file>